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Fuentedepárrafopredeter." style:family="text">
      <style:text-properties style:font-name="Segoe UI Emoji" style:font-name-complex="Segoe UI Emoji"/>
    </style:style>
    <style:style style:name="T3" style:parent-style-name="Fuentedepárrafopredeter." style:family="text">
      <style:text-properties style:font-name="Segoe UI Emoji" style:font-name-complex="Segoe UI Emoji"/>
    </style:style>
    <style:style style:name="T4" style:parent-style-name="Fuentedepárrafopredeter." style:family="text">
      <style:text-properties style:font-name="Segoe UI Emoji" style:font-name-complex="Segoe UI Emoji"/>
    </style:style>
    <style:style style:name="T5" style:parent-style-name="Fuentedepárrafopredeter." style:family="text">
      <style:text-properties style:font-name="Segoe UI Emoji" style:font-name-complex="Segoe UI Emoji"/>
    </style:style>
    <style:style style:name="T6" style:parent-style-name="Fuentedepárrafopredeter." style:family="text">
      <style:text-properties style:font-name="Segoe UI Emoji" style:font-name-complex="Segoe UI Emoji"/>
    </style:style>
    <style:style style:name="T7" style:parent-style-name="Fuentedepárrafopredeter." style:family="text">
      <style:text-properties style:font-name="Segoe UI Emoji" style:font-name-complex="Segoe UI Emoji"/>
    </style:style>
    <style:style style:name="P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font-name="Segoe UI Emoji" style:font-name-complex="Segoe UI Emoji"/>
    </style:style>
    <style:style style:name="T10" style:parent-style-name="Fuentedepárrafopredeter." style:family="text">
      <style:text-properties style:font-name="Segoe UI Emoji" style:font-name-complex="Segoe UI Emoji"/>
    </style:style>
    <style:style style:name="T11" style:parent-style-name="Fuentedepárrafopredeter." style:family="text">
      <style:text-properties style:font-name="Segoe UI Emoji" style:font-name-complex="Segoe UI Emoji"/>
    </style:style>
    <style:style style:name="T12" style:parent-style-name="Fuentedepárrafopredeter." style:family="text">
      <style:text-properties style:font-name="Segoe UI Emoji" style:font-name-complex="Segoe UI Emoji"/>
    </style:style>
    <style:style style:name="T13" style:parent-style-name="Fuentedepárrafopredeter." style:family="text">
      <style:text-properties style:font-name="Segoe UI Emoji" style:font-name-complex="Segoe UI Emoji"/>
    </style:style>
    <style:style style:name="T14" style:parent-style-name="Fuentedepárrafopredeter." style:family="text">
      <style:text-properties style:font-name="Segoe UI Emoji" style:font-name-complex="Segoe UI Emoji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T18" style:parent-style-name="Fuentedepárrafopredeter." style:family="text">
      <style:text-properties style:font-name="Segoe UI Emoji" style:font-name-complex="Segoe UI Emoji"/>
    </style:style>
    <style:style style:name="T19" style:parent-style-name="Fuentedepárrafopredeter." style:family="text">
      <style:text-properties style:font-name="Segoe UI Emoji" style:font-name-complex="Segoe UI Emoji"/>
    </style:style>
    <style:style style:name="T20" style:parent-style-name="Fuentedepárrafopredeter." style:family="text">
      <style:text-properties style:font-name="Segoe UI Emoji" style:font-name-complex="Segoe UI Emoji"/>
    </style:style>
    <style:style style:name="T21" style:parent-style-name="Fuentedepárrafopredeter." style:family="text">
      <style:text-properties style:font-name="Segoe UI Emoji" style:font-name-complex="Segoe UI Emoji"/>
    </style:style>
  </office:automatic-styles>
  <office:body>
    <office:text text:use-soft-page-breaks="true">
      <text:p text:style-name="P1">Explicación del Código XML</text:p>
      <text:p text:style-name="Normal"/>
      <text:p text:style-name="Normal">XML es lenguaje de marcado que se usa para guardar y organizar datos en forma jerárquica. Aquí hay una explicación de los elementos esenciales en un archivo XML que muestra un pedido de productos.</text:p>
      <text:p text:style-name="Normal"/>
      <text:p text:style-name="Normal">1. Declaración del documento</text:p>
      <text:p text:style-name="Normal">```xml</text:p>
      <text:p text:style-name="Normal">&lt;?xml version="1.0" encoding="UTF-8"?&gt;</text:p>
      <text:p text:style-name="Normal">```</text:p>
      <text:p text:style-name="Normal">- `&lt;?xml version="1.0"?&gt;`: Muestra que el documento sigue la versión 1.0 de XML.</text:p>
      <text:p text:style-name="Normal">- `encoding="UTF-8"`: Define la codificación de caracteres para incluir símbolos especiales, como acentos y eñes.</text:p>
      <text:p text:style-name="Normal"/>
      <text:p text:style-name="Normal">2. Elemento raíz `&lt;pedido&gt;`</text:p>
      <text:p text:style-name="Normal">```xml</text:p>
      <text:p text:style-name="Normal">&lt;pedido proveedor="Papelería Central"&gt;</text:p>
      <text:p text:style-name="Normal">```</text:p>
      <text:p text:style-name="Normal">- `&lt;pedido&gt;`: Este es el elemento raíz, lo que significa que todos los datos del pedido están dentro de este.</text:p>
      <text:p text:style-name="Normal">- Atributo `proveedor="Papelería Central"`: Muestra el nombre del proveedor del que se hace el pedido.</text:p>
      <text:p text:style-name="Normal"/>
      <text:p text:style-name="Normal">3. Elementos `&lt;articulo&gt;`</text:p>
      <text:p text:style-name="Normal">```xml</text:p>
      <text:p text:style-name="Normal">&lt;articulo cantidad="30" color="negro"&gt;</text:p>
      <text:p text:style-name="Normal">```</text:p>
      <text:p text:style-name="Normal">- `&lt;articulo&gt;`: Cada producto en el pedido se muestra como un elemento dentro de `&lt;pedido&gt;`.</text:p>
      <text:p text:style-name="Normal">- Atributos dentro de `&lt;articulo&gt;`:</text:p>
      <text:soft-page-break/>
      <text:p text:style-name="Normal"><text:s text:c="2"/>- `cantidad="30"`: Indica cuántas unidades del producto se piden.</text:p>
      <text:p text:style-name="Normal"><text:s text:c="2"/>- `color="negro"`: Especifica el color del producto.</text:p>
      <text:p text:style-name="Normal"><text:s text:c="2"/></text:p>
      <text:p text:style-name="Normal"><text:span text:style-name="T2">📌</text:span><text:s/>**Uso de atributos vs. subelementos**: Se usan atributos para información como cantidad y color en lugar de crear elementos adicionales, lo que hace que el XML sea más compacto.</text:p>
      <text:p text:style-name="Normal"/>
      <text:p text:style-name="Normal">4. Subelementos `&lt;nombre&gt;` y `&lt;marca&gt;`</text:p>
      <text:p text:style-name="Normal">```xml</text:p>
      <text:p text:style-name="Normal">&lt;nombre&gt;Lápiz&lt;/nombre&gt;</text:p>
      <text:p text:style-name="Normal">&lt;marca&gt;A&lt;/marca&gt;</text:p>
      <text:p text:style-name="Normal">```</text:p>
      <text:p text:style-name="Normal">- `&lt;nombre&gt;`: Incluye el nombre del producto dentro del elemento `&lt;articulo&gt;`.</text:p>
      <text:p text:style-name="Normal">- `&lt;marca&gt;`: Indica la marca del artículo. Esto brinda información adicional sobre el producto sin usar más atributos.</text:p>
      <text:p text:style-name="Normal"/>
      <text:p text:style-name="Normal">Ejemplo Completo del Código XML</text:p>
      <text:p text:style-name="Normal">```xml</text:p>
      <text:p text:style-name="Normal">&lt;?xml version="1.0" encoding="UTF-8"?&gt;</text:p>
      <text:p text:style-name="Normal">&lt;pedido proveedor="Papelería Central"&gt;</text:p>
      <text:p text:style-name="Normal"><text:s text:c="4"/>&lt;articulo cantidad="30" color="negro"&gt;</text:p>
      <text:p text:style-name="Normal"><text:s text:c="8"/>&lt;nombre&gt;Lápiz&lt;/nombre&gt;</text:p>
      <text:p text:style-name="Normal"><text:s text:c="8"/>&lt;marca&gt;A&lt;/marca&gt;</text:p>
      <text:p text:style-name="Normal"><text:s text:c="4"/>&lt;/articulo&gt;</text:p>
      <text:p text:style-name="Normal"><text:s text:c="4"/>&lt;articulo cantidad="20" color="azul"&gt;</text:p>
      <text:p text:style-name="Normal"><text:s text:c="8"/>&lt;nombre&gt;Bolígrafo&lt;/nombre&gt;</text:p>
      <text:p text:style-name="Normal"><text:s text:c="8"/>&lt;marca&gt;B&lt;/marca&gt;</text:p>
      <text:p text:style-name="Normal"><text:s text:c="4"/>&lt;/articulo&gt;</text:p>
      <text:p text:style-name="Normal">&lt;/pedido&gt;</text:p>
      <text:soft-page-break/>
      <text:p text:style-name="Normal">```</text:p>
      <text:p text:style-name="Normal"><text:span text:style-name="T3">📌</text:span><text:s/>**Resumen de la estructura**:</text:p>
      <text:p text:style-name="Normal"/>
      <text:p text:style-name="Normal">- El nodo raíz `&lt;pedido&gt;` contiene toda la información del pedido.</text:p>
      <text:p text:style-name="Normal">- Cada `&lt;articulo&gt;` representa un producto con atributos como cantidad y color.</text:p>
      <text:p text:style-name="Normal">- Los subelementos `&lt;nombre&gt;` y `&lt;marca&gt;` dan detalles sobre cada artículo.</text:p>
      <text:p text:style-name="Normal"/>
      <text:p text:style-name="Normal"><text:span text:style-name="T4">✅</text:span><text:s/>**Ventajas de esta estructura**:</text:p>
      <text:p text:style-name="Normal">-<text:s/><text:span text:style-name="T5">✔️</text:span><text:s/>Legibilidad: Los atributos y subelementos hacen que el documento sea más fácil de entender.</text:p>
      <text:p text:style-name="Normal">-<text:s/><text:span text:style-name="T6">✔️</text:span><text:s/>Eficiencia: Se eliminan repeticiones innecesarias y se mantiene un diseño limpio.</text:p>
      <text:p text:style-name="Normal">-<text:s/><text:span text:style-name="T7">✔️</text:span><text:s/>Escalabilidad: Se pueden añadir más artículos o atributos sin cambiar la estructura general.</text:p>
      <text:p text:style-name="Normal"/>
      <text:p text:style-name="Normal"/>
      <text:p text:style-name="Normal"/>
      <text:p text:style-name="P8">Explicación del DTD Interno <text:s/></text:p>
      <text:p text:style-name="Normal">Un DTD (Definición del Tipo de Documento) establece la estructura de un documento XML, indicando qué elementos y atributos son necesarios y cómo deben estar organizados. A continuación, se presenta un DTD interno para comprobar un documento XML que describe un pedido de productos.</text:p>
      <text:p text:style-name="Normal"/>
      <text:p text:style-name="Normal">1. Definición del elemento raíz &lt;pedido&gt; <text:s/></text:p>
      <text:p text:style-name="Normal">```xml</text:p>
      <text:p text:style-name="Normal">&lt;!ELEMENT pedido (articulo+)&gt;</text:p>
      <text:p text:style-name="Normal">``` <text:s/></text:p>
      <text:p text:style-name="Normal">El elemento &lt;pedido&gt; es el elemento principal del documento. <text:s/></text:p>
      <text:p text:style-name="Normal">Contenido: Debe incluir uno o más (+) elementos &lt;articulo&gt;. <text:s/></text:p>
      <text:p text:style-name="Normal"><text:span text:style-name="T9">✅</text:span><text:s/>Ejemplo válido: <text:s/></text:p>
      <text:soft-page-break/>
      <text:p text:style-name="Normal">```xml</text:p>
      <text:p text:style-name="Normal">&lt;pedido&gt;</text:p>
      <text:p text:style-name="Normal"><text:s text:c="4"/>&lt;articulo&gt;...&lt;/articulo&gt;</text:p>
      <text:p text:style-name="Normal">&lt;/pedido&gt;</text:p>
      <text:p text:style-name="Normal">``` <text:s/></text:p>
      <text:p text:style-name="Normal"><text:span text:style-name="T10">❌</text:span><text:s/>Ejemplo no válido (sin &lt;articulo&gt;): <text:s/></text:p>
      <text:p text:style-name="Normal">```xml</text:p>
      <text:p text:style-name="Normal">&lt;pedido&gt;&lt;/pedido&gt;</text:p>
      <text:p text:style-name="Normal">```</text:p>
      <text:p text:style-name="Normal"/>
      <text:p text:style-name="Normal">2. Definición del atributo proveedor en &lt;pedido&gt; <text:s/></text:p>
      <text:p text:style-name="Normal">```xml</text:p>
      <text:p text:style-name="Normal">&lt;!ATTLIST pedido proveedor CDATA #REQUIRED&gt;</text:p>
      <text:p text:style-name="Normal">``` <text:s/></text:p>
      <text:p text:style-name="Normal">El proveedor es un atributo obligatorio en &lt;pedido&gt;. <text:s/></text:p>
      <text:p text:style-name="Normal">Tipo CDATA: Admite cualquier cadena de texto. <text:s/></text:p>
      <text:p text:style-name="Normal"><text:span text:style-name="T11">✅</text:span><text:s/>Ejemplo válido: <text:s/></text:p>
      <text:p text:style-name="Normal">```xml</text:p>
      <text:p text:style-name="Normal">&lt;pedido proveedor="Papelería Central"&gt;</text:p>
      <text:p text:style-name="Normal">``` <text:s/></text:p>
      <text:p text:style-name="Normal"><text:span text:style-name="T12">❌</text:span><text:s/>Ejemplo no válido (falta el atributo proveedor): <text:s/></text:p>
      <text:p text:style-name="Normal">```xml</text:p>
      <text:p text:style-name="Normal">&lt;pedido&gt;</text:p>
      <text:p text:style-name="Normal">```</text:p>
      <text:p text:style-name="Normal"/>
      <text:p text:style-name="Normal">3. Definición del elemento &lt;articulo&gt; <text:s/></text:p>
      <text:p text:style-name="Normal">```xml</text:p>
      <text:p text:style-name="Normal">&lt;!ELEMENT articulo (nombre, marca)&gt;</text:p>
      <text:soft-page-break/>
      <text:p text:style-name="Normal">``` <text:s/></text:p>
      <text:p text:style-name="Normal">Cada &lt;articulo&gt; debe tener un &lt;nombre&gt; y una &lt;marca&gt;. <text:s/></text:p>
      <text:p text:style-name="Normal"><text:span text:style-name="T13">✅</text:span><text:s/>Ejemplo válido: <text:s/></text:p>
      <text:p text:style-name="Normal">```xml</text:p>
      <text:p text:style-name="Normal">&lt;articulo&gt;</text:p>
      <text:p text:style-name="Normal"><text:s text:c="4"/>&lt;nombre&gt;Lápiz&lt;/nombre&gt;</text:p>
      <text:p text:style-name="Normal"><text:s text:c="4"/>&lt;marca&gt;A&lt;/marca&gt;</text:p>
      <text:p text:style-name="Normal">&lt;/articulo&gt;</text:p>
      <text:p text:style-name="Normal">``` <text:s/></text:p>
      <text:p text:style-name="Normal"><text:span text:style-name="T14">❌</text:span><text:s/>Ejemplo no válido (falta &lt;marca&gt;): <text:s/></text:p>
      <text:p text:style-name="Normal">```xml</text:p>
      <text:p text:style-name="Normal">&lt;articulo&gt;</text:p>
      <text:p text:style-name="Normal"><text:s text:c="4"/>&lt;nombre&gt;Lápiz&lt;/nombre&gt;</text:p>
      <text:p text:style-name="Normal">&lt;/articulo&gt;</text:p>
      <text:p text:style-name="Normal">```</text:p>
      <text:p text:style-name="Normal"/>
      <text:p text:style-name="Normal">4. Definición de los atributos cantidad y color en &lt;articulo&gt; <text:s/></text:p>
      <text:p text:style-name="P15">```xml</text:p>
      <text:p text:style-name="P16">&lt;!ATTLIST articulo cantidad CDATA #REQUIRED&gt;</text:p>
      <text:p text:style-name="P17">&lt;!ATTLIST articulo color CDATA #REQUIRED&gt;</text:p>
      <text:p text:style-name="Normal">``` <text:s/></text:p>
      <text:p text:style-name="Normal">Ambos atributos son necesarios (#REQUIRED). <text:s/></text:p>
      <text:p text:style-name="Normal">Tipo CDATA: Pueden incluir cualquier texto. <text:s/></text:p>
      <text:p text:style-name="Normal"><text:span text:style-name="T18">✅</text:span><text:s/>Ejemplo válido: <text:s/></text:p>
      <text:p text:style-name="Normal">```xml</text:p>
      <text:p text:style-name="Normal">&lt;articulo cantidad="30" color="negro"&gt;</text:p>
      <text:p text:style-name="Normal">``` <text:s/></text:p>
      <text:p text:style-name="Normal"><text:span text:style-name="T19">❌</text:span><text:s/>Ejemplo no válido (falta cantidad o color): <text:s/></text:p>
      <text:soft-page-break/>
      <text:p text:style-name="Normal">```xml</text:p>
      <text:p text:style-name="Normal">&lt;articulo color="negro"&gt;</text:p>
      <text:p text:style-name="Normal">```</text:p>
      <text:p text:style-name="Normal"/>
      <text:p text:style-name="Normal">5. Definición de &lt;nombre&gt; y &lt;marca&gt; <text:s/></text:p>
      <text:p text:style-name="Normal">```xml</text:p>
      <text:p text:style-name="Normal">&lt;!ELEMENT nombre (#PCDATA)&gt;</text:p>
      <text:p text:style-name="Normal">&lt;!ELEMENT marca (#PCDATA)&gt;</text:p>
      <text:p text:style-name="Normal">``` <text:s/></text:p>
      <text:p text:style-name="Normal">Ambos deben contener solo texto (#PCDATA). <text:s/></text:p>
      <text:p text:style-name="Normal"><text:span text:style-name="T20">✅</text:span><text:s/>Ejemplo válido: <text:s/></text:p>
      <text:p text:style-name="Normal">```xml</text:p>
      <text:p text:style-name="Normal">&lt;nombre&gt;Bolígrafo&lt;/nombre&gt;</text:p>
      <text:p text:style-name="Normal">&lt;marca&gt;Bic&lt;/marca&gt;</text:p>
      <text:p text:style-name="Normal">``` <text:s/></text:p>
      <text:p text:style-name="Normal"><text:span text:style-name="T21">❌</text:span><text:s/>Ejemplo no válido (elemento vacío o con otra etiqueta dentro): <text:s/></text:p>
      <text:p text:style-name="Normal">```xml</text:p>
      <text:p text:style-name="Normal">&lt;nombre&gt;&lt;/nombre&gt;</text:p>
      <text:p text:style-name="Normal">```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jandro Muñoz de la Sierra</meta:initial-creator>
    <dc:creator>Alejandro Muñoz de la Sierra</dc:creator>
    <meta:creation-date>2025-02-03T10:29:00Z</meta:creation-date>
    <dc:date>2025-02-03T10:33:00Z</dc:date>
    <meta:template xlink:href="Normal.dotm" xlink:type="simple"/>
    <meta:editing-cycles>1</meta:editing-cycles>
    <meta:editing-duration>PT240S</meta:editing-duration>
    <meta:document-statistic meta:page-count="6" meta:paragraph-count="9" meta:word-count="716" meta:character-count="4649" meta:row-count="32" meta:non-whitespace-character-count="3942"/>
  </office:meta>
</office:document-meta>
</file>